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paragraph-properties fo:margin-top="0cm" fo:margin-bottom="0cm" loext:contextual-spacing="false" fo:line-height="150%"/>
      <style:text-properties style:font-name="Liberation Serif" officeooo:paragraph-rsid="00274674"/>
    </style:style>
    <style:style style:name="P3" style:family="paragraph" style:parent-style-name="Standard" style:list-style-name="L1">
      <style:paragraph-properties fo:margin-top="0cm" fo:margin-bottom="0cm" loext:contextual-spacing="false" fo:line-height="150%"/>
      <style:text-properties style:font-name="Liberation Serif" fo:font-size="12pt" officeooo:rsid="001a0cee" officeooo:paragraph-rsid="002831f6" style:font-size-asian="12pt" style:font-size-complex="12pt"/>
    </style:style>
    <style:style style:name="P4" style:family="paragraph" style:parent-style-name="Heading_20_1">
      <style:paragraph-properties fo:line-height="150%"/>
      <style:text-properties style:font-name="Liberation Serif"/>
    </style:style>
    <style:style style:name="P5" style:family="paragraph" style:parent-style-name="Preformatted_20_Text" style:list-style-name="L1">
      <style:paragraph-properties fo:margin-top="0cm" fo:margin-bottom="0cm" loext:contextual-spacing="false" fo:line-height="150%"/>
      <style:text-properties style:font-name="Liberation Serif" fo:font-size="12pt" officeooo:rsid="0021b19d" officeooo:paragraph-rsid="0021b19d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line-height="150%"/>
      <style:text-properties style:font-name="Liberation Serif" officeooo:rsid="001a0cee" officeooo:paragraph-rsid="001a0cee"/>
    </style:style>
    <style:style style:name="P7" style:family="paragraph" style:parent-style-name="Text_20_body" style:list-style-name="L1">
      <style:paragraph-properties fo:margin-top="0cm" fo:margin-bottom="0cm" loext:contextual-spacing="false" fo:line-height="150%"/>
      <style:text-properties style:font-name="Liberation Serif"/>
    </style:style>
    <style:style style:name="P8" style:family="paragraph" style:parent-style-name="Text_20_body" style:list-style-name="L1">
      <style:paragraph-properties fo:margin-top="0cm" fo:margin-bottom="0cm" loext:contextual-spacing="false" fo:line-height="150%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2203"/>
    </style:style>
    <style:style style:name="T3" style:family="text">
      <style:text-properties style:font-name="Liberation Serif" officeooo:rsid="001a0cee"/>
    </style:style>
    <style:style style:name="T4" style:family="text">
      <style:text-properties officeooo:rsid="001a0cee"/>
    </style:style>
    <style:style style:name="T5" style:family="text">
      <style:text-properties officeooo:rsid="001df64e"/>
    </style:style>
    <style:style style:name="T6" style:family="text">
      <style:text-properties officeooo:rsid="00232203"/>
    </style:style>
    <style:style style:name="T7" style:family="text">
      <style:text-properties officeooo:rsid="002426e0"/>
    </style:style>
    <style:style style:name="T8" style:family="text">
      <style:text-properties officeooo:rsid="0025b3e2"/>
    </style:style>
    <style:style style:name="T9" style:family="text">
      <style:text-properties fo:font-size="12pt" officeooo:rsid="000e15cd" style:font-size-asian="12pt" style:font-size-complex="12pt"/>
    </style:style>
    <style:style style:name="T10" style:family="text">
      <style:text-properties fo:font-size="12pt" officeooo:rsid="00274674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Yeast genomic DNA extraction with LiAc-SDS</text:h>
      <text:list xml:id="list3999467830" text:style-name="L1">
        <text:list-item>
          <text:p text:style-name="P2"><text:span text:style-name="T9">Transfer </text:span><text:span text:style-name="T10">200 µL <text:s/></text:span><text:span text:style-name="T9">of culture to a new Eppendorf tube.</text:span></text:p>
        </text:list-item>
        <text:list-item>
          <text:p text:style-name="P3">Centrifuge at top speed for 30s to recover cells. <text:span text:style-name="T5">Always spin the tubes with the hinge pointing outwards.</text:span></text:p>
        </text:list-item>
        <text:list-item>
          <text:p text:style-name="P6">Remove supernatant with a pipette.</text:p>
        </text:list-item>
        <text:list-item>
          <text:p text:style-name="P8"><text:span text:style-name="T2">Add </text:span><text:span text:style-name="T1">100 μL 200 mM LiOAc </text:span><text:span text:style-name="T3">with </text:span><text:span text:style-name="T1">1% SDS solution. </text:span><text:span text:style-name="T2">Mix by vortexing or by pipetting up and down with a pipette.</text:span></text:p>
        </text:list-item>
        <text:list-item>
          <text:p text:style-name="P7">Incubate for 15 min <text:span text:style-name="T4">in recently boiled water</text:span>.</text:p>
        </text:list-item>
        <text:list-item>
          <text:p text:style-name="P7">Add 300 μL 96–100% ethanol, then mix by vortexing.</text:p>
        </text:list-item>
        <text:list-item>
          <text:p text:style-name="P7">Spin down DNA and cell debris at the maximum speed that the centrifuge allow for 3 min.</text:p>
        </text:list-item>
        <text:list-item>
          <text:p text:style-name="P7">Remove supernatant by decanting or pipetting.</text:p>
        </text:list-item>
        <text:list-item>
          <text:p text:style-name="P7">Add 1 mL 70% ethanol, <text:span text:style-name="T4">mix by vortexing briefly. It is not necessary to dissolve the pellet.</text:span></text:p>
        </text:list-item>
        <text:list-item>
          <text:p text:style-name="P7">Spin <text:span text:style-name="T4">at </text:span>maximum speed for 30s.</text:p>
        </text:list-item>
        <text:list-item>
          <text:p text:style-name="P7">Remove supernatant by decanting or pipetting. <text:span text:style-name="T7">Be careful not to lose the pellet.</text:span></text:p>
        </text:list-item>
        <text:list-item>
          <text:p text:style-name="P5">Let the ethanol evaporate by opening the lid of the tube and leave it on the bench for 15 min or at 50°C for 5 min.</text:p>
        </text:list-item>
        <text:list-item>
          <text:p text:style-name="P7"><text:span text:style-name="T8">Add</text:span> 100 μL TE <text:span text:style-name="T4">buffer to the pellet and dissolve </text:span>.</text:p>
        </text:list-item>
        <text:list-item>
          <text:p text:style-name="P7">Spin down cell debris for 15 s or more at maximum speed.</text:p>
        </text:list-item>
        <text:list-item>
          <text:p text:style-name="P7">Use 1 μL supernatant for PC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date>2020-02-24T17:24:05.126719560</dc:date>
    <dc:creator>Björn Johansson</dc:creator>
    <meta:editing-duration>PT3H44M48S</meta:editing-duration>
    <meta:editing-cycles>12</meta:editing-cycles>
    <meta:generator>LibreOffice/6.3.5.2$Linux_X86_64 LibreOffice_project/30$Build-2</meta:generator>
    <meta:printed-by>Björn Johansson</meta:printed-by>
    <meta:print-date>2020-02-24T16:16:08.679653940</meta:print-date>
    <meta:document-statistic meta:table-count="0" meta:image-count="0" meta:object-count="0" meta:page-count="1" meta:paragraph-count="17" meta:word-count="209" meta:character-count="1054" meta:non-whitespace-character-count="876"/>
  </office:meta>
</office:document-meta>
</file>